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10F1000001AE0000012537D13416F7D281B1.svg" manifest:media-type="image/svg+xml"/>
  <manifest:file-entry manifest:full-path="Pictures/10000201000000100000000B5822F9531BAF2006.png" manifest:media-type="image/png"/>
  <manifest:file-entry manifest:full-path="Pictures/100013ED00000459000001502D7BE7145D436806.svg" manifest:media-type="image/svg+xml"/>
  <manifest:file-entry manifest:full-path="Pictures/1000079F000000CA0000013CC78FB51AC1FD2D83.svg" manifest:media-type="image/svg+xml"/>
  <manifest:file-entry manifest:full-path="Pictures/10000D0E000003310000013627105991D4CC1540.svg" manifest:media-type="image/svg+xml"/>
  <manifest:file-entry manifest:full-path="Pictures/10000B180000033D0000015066C61D92441C10B9.svg" manifest:media-type="image/svg+xml"/>
  <manifest:file-entry manifest:full-path="Pictures/100002010000002A0000000D6552C193FC845216.png" manifest:media-type="image/png"/>
  <manifest:file-entry manifest:full-path="Pictures/10000201000000080000000C45FEA5A76F1D9C1A.png" manifest:media-type="image/png"/>
  <manifest:file-entry manifest:full-path="Pictures/1000166D0000023E00000125F4472529172DBD93.svg" manifest:media-type="image/svg+xml"/>
  <manifest:file-entry manifest:full-path="Pictures/10000201000000160000000B69CF90A5E793F888.png" manifest:media-type="image/png"/>
  <manifest:file-entry manifest:full-path="Pictures/100002010000001F0000000CDCB163437593DC5E.png" manifest:media-type="image/png"/>
  <manifest:file-entry manifest:full-path="Pictures/100002010000001F0000000DD62FA02E28637F83.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000000"/>
    </style:style>
    <style:style style:name="gr3"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4" style:family="graphic" style:parent-style-name="standard">
      <style:graphic-properties draw:stroke="none" draw:fill="none" draw:textarea-horizontal-align="left" draw:textarea-vertical-align="top" draw:auto-grow-height="true" draw:auto-grow-width="true" fo:min-height="0.615cm" fo:min-width="0.337cm" fo:padding-top="0cm" fo:padding-bottom="0cm" fo:padding-left="0cm" fo:padding-right="0cm"/>
    </style:style>
    <style:style style:name="gr5" style:family="graphic" style:parent-style-name="standard">
      <style:graphic-properties draw:stroke="none" draw:fill="none" draw:textarea-horizontal-align="left" draw:textarea-vertical-align="top" draw:auto-grow-height="true" draw:auto-grow-width="true" fo:min-height="0.615cm" fo:min-width="0.67cm" fo:padding-top="0cm" fo:padding-bottom="0cm" fo:padding-left="0cm" fo:padding-right="0cm"/>
    </style:style>
    <style:style style:name="gr6" style:family="graphic" style:parent-style-name="standard">
      <style:graphic-properties draw:stroke="none" draw:fill="none" draw:textarea-horizontal-align="left" draw:textarea-vertical-align="top" draw:auto-grow-height="true" draw:auto-grow-width="true" fo:min-height="0.615cm" fo:min-width="0.671cm" fo:padding-top="0cm" fo:padding-bottom="0cm" fo:padding-left="0cm" fo:padding-right="0cm"/>
    </style:style>
    <style:style style:name="gr7" style:family="graphic" style:parent-style-name="standard">
      <style:graphic-properties draw:stroke="none" draw:fill="none" draw:textarea-horizontal-align="left" draw:textarea-vertical-align="top" draw:auto-grow-height="true" draw:auto-grow-width="true" fo:min-height="0.615cm" fo:min-width="0.839cm" fo:padding-top="0cm" fo:padding-bottom="0cm" fo:padding-left="0cm" fo:padding-right="0cm"/>
    </style:style>
    <style:style style:name="gr8" style:family="graphic" style:parent-style-name="standard">
      <style:graphic-properties draw:stroke="solid" svg:stroke-width="0.07cm" svg:stroke-color="#0000ff" draw:stroke-linejoin="round" svg:stroke-linecap="square" draw:fill="none" fo:padding-top="0.035cm" fo:padding-bottom="0.035cm" fo:padding-left="0.035cm" fo:padding-right="0.035cm"/>
    </style:style>
    <style:style style:name="gr9" style:family="graphic" style:parent-style-name="standard">
      <style:graphic-properties draw:stroke="solid" svg:stroke-width="0.07cm" svg:stroke-color="#ff0000" draw:stroke-linejoin="round" svg:stroke-linecap="square" draw:fill="none" fo:padding-top="0.035cm" fo:padding-bottom="0.035cm" fo:padding-left="0.035cm" fo:padding-right="0.035cm"/>
    </style:style>
    <style:style style:name="gr10" style:family="graphic" style:parent-style-name="standard">
      <style:graphic-properties draw:stroke="solid" svg:stroke-width="0.07cm" svg:stroke-color="#ffff00" draw:stroke-linejoin="round" svg:stroke-linecap="square" draw:fill="none" fo:padding-top="0.035cm" fo:padding-bottom="0.035cm" fo:padding-left="0.035cm" fo:padding-right="0.035cm"/>
    </style:style>
    <style:style style:name="gr11"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2"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gr1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textarea-horizontal-align="left" draw:textarea-vertical-align="top" draw:auto-grow-height="true" draw:auto-grow-width="true" fo:min-height="0.415cm" fo:min-width="0.316cm" fo:padding-top="0cm" fo:padding-bottom="0cm" fo:padding-left="0cm" fo:padding-right="0cm"/>
    </style:style>
    <style:style style:name="gr15" style:family="graphic" style:parent-style-name="standard">
      <style:graphic-properties draw:stroke="none" draw:fill="none" draw:textarea-horizontal-align="left" draw:textarea-vertical-align="top" draw:auto-grow-height="true" draw:auto-grow-width="true" fo:min-height="0.415cm" fo:min-width="0.623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15cm" fo:min-width="0.624cm" fo:padding-top="0cm" fo:padding-bottom="0cm" fo:padding-left="0cm" fo:padding-right="0cm"/>
    </style:style>
    <style:style style:name="gr17" style:family="graphic" style:parent-style-name="standard">
      <style:graphic-properties draw:stroke="none" draw:fill="none" draw:textarea-horizontal-align="left" draw:textarea-vertical-align="top" draw:auto-grow-height="true" draw:auto-grow-width="true" fo:min-height="0.415cm" fo:min-width="0.625cm" fo:padding-top="0cm" fo:padding-bottom="0cm" fo:padding-left="0cm" fo:padding-right="0cm"/>
    </style:style>
    <style:style style:name="gr18" style:family="graphic" style:parent-style-name="standard">
      <style:graphic-properties draw:stroke="none" draw:fill="none" draw:textarea-horizontal-align="left" draw:textarea-vertical-align="top" draw:auto-grow-height="true" draw:auto-grow-width="true" fo:min-height="0.416cm" fo:min-width="1.085cm" fo:padding-top="0cm" fo:padding-bottom="0cm" fo:padding-left="0cm" fo:padding-right="0cm"/>
    </style:style>
    <style:style style:name="gr19" style:family="graphic" style:parent-style-name="standard">
      <style:graphic-properties draw:stroke="none" draw:fill="none" draw:textarea-horizontal-align="left" draw:textarea-vertical-align="top" draw:auto-grow-height="true" draw:auto-grow-width="true" fo:min-height="0.415cm" fo:min-width="1.085cm" fo:padding-top="0cm" fo:padding-bottom="0cm" fo:padding-left="0cm" fo:padding-right="0cm"/>
    </style:style>
    <style:style style:name="P1" style:family="paragraph">
      <loext:graphic-properties draw:fill="solid" draw:fill-color="#ffffff"/>
    </style:style>
    <style:style style:name="P2" style:family="paragraph">
      <loext:graphic-properties draw:fill="solid" draw:fill-color="#000000"/>
    </style:style>
    <style:style style:name="P3" style:family="paragraph">
      <loext:graphic-properties draw:fill="none"/>
    </style:style>
    <style:style style:name="P4" style:family="paragraph">
      <style:paragraph-properties fo:text-align="start" style:writing-mode="lr-tb"/>
      <style:text-properties fo:font-size="15pt"/>
    </style:style>
    <style:style style:name="P5" style:family="paragraph">
      <loext:graphic-properties draw:fill="none"/>
      <style:paragraph-properties fo:text-align="start" style:writing-mode="lr-tb"/>
      <style:text-properties fo:font-size="15pt" style:font-size-asian="10pt" style:font-size-complex="10pt"/>
    </style:style>
    <style:style style:name="P6" style:family="paragraph">
      <loext:graphic-properties draw:fill="solid" draw:fill-color="#ffffff" draw:opacity="80%"/>
    </style:style>
    <style:style style:name="P7" style:family="paragraph">
      <style:paragraph-properties fo:text-align="center"/>
    </style:style>
    <style:style style:name="T1" style:family="text">
      <style:text-properties fo:color="#000000" style:font-name="DejaVuSans" style:font-size-asian="10pt" style:font-name-complex="DejaVuSans"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623cm" svg:height="7.005cm" svg:x="1.74cm" svg:y="7.338cm" svg:viewBox="0 0 10624 7006" draw:points="0,7006 10624,7006 10624,0 0,0">
          <text:p/>
        </draw:polygon>
        <draw:polygon draw:style-name="gr1" draw:text-style-name="P1" draw:layer="layout" svg:width="10.577cm" svg:height="6.149cm" svg:x="3.017cm" svg:y="7.519cm" svg:viewBox="0 0 10578 6150" draw:points="0,6150 10578,6150 10578,0 0,0">
          <text:p/>
        </draw:polygon>
        <draw:polygon draw:style-name="gr2" draw:text-style-name="P2" draw:layer="layout" svg:width="0cm" svg:height="0.096cm" svg:x="3.498cm" svg:y="13.669cm" svg:viewBox="0 0 0 97" draw:points="0,0 0,97">
          <text:p/>
        </draw:polygon>
        <draw:line draw:style-name="gr3" draw:text-style-name="P3" draw:layer="layout" svg:x1="3.498cm" svg:y1="13.669cm" svg:x2="3.498cm" svg:y2="13.766cm">
          <text:p/>
        </draw:line>
        <draw:polygon draw:style-name="gr2" draw:text-style-name="P2" draw:layer="layout" svg:width="0cm" svg:height="0.096cm" svg:x="5.634cm" svg:y="13.669cm" svg:viewBox="0 0 0 97" draw:points="0,0 0,97">
          <text:p/>
        </draw:polygon>
        <draw:line draw:style-name="gr3" draw:text-style-name="P3" draw:layer="layout" svg:x1="5.634cm" svg:y1="13.669cm" svg:x2="5.634cm" svg:y2="13.766cm">
          <text:p/>
        </draw:line>
        <draw:frame draw:style-name="gr4" draw:text-style-name="P5" draw:layer="layout" svg:width="0.341cm" svg:height="0.615cm" svg:x="3.396cm" svg:y="13.816cm">
          <draw:text-box>
            <text:p text:style-name="P4"><text:span text:style-name="T1">0</text:span></text:p>
          </draw:text-box>
        </draw:frame>
        <draw:polygon draw:style-name="gr2" draw:text-style-name="P2" draw:layer="layout" svg:width="0cm" svg:height="0.096cm" svg:x="7.771cm" svg:y="13.669cm" svg:viewBox="0 0 0 97" draw:points="0,0 0,97">
          <text:p/>
        </draw:polygon>
        <draw:line draw:style-name="gr3" draw:text-style-name="P3" draw:layer="layout" svg:x1="7.771cm" svg:y1="13.669cm" svg:x2="7.771cm" svg:y2="13.766cm">
          <text:p/>
        </draw:line>
        <draw:frame draw:style-name="gr5" draw:text-style-name="P5" draw:layer="layout" svg:width="0.679cm" svg:height="0.615cm" svg:x="5.436cm" svg:y="13.816cm">
          <draw:text-box>
            <text:p text:style-name="P4"><text:span text:style-name="T1">20</text:span></text:p>
          </draw:text-box>
        </draw:frame>
        <draw:polygon draw:style-name="gr2" draw:text-style-name="P2" draw:layer="layout" svg:width="0cm" svg:height="0.096cm" svg:x="9.909cm" svg:y="13.669cm" svg:viewBox="0 0 0 97" draw:points="0,0 0,97">
          <text:p/>
        </draw:polygon>
        <draw:line draw:style-name="gr3" draw:text-style-name="P3" draw:layer="layout" svg:x1="9.909cm" svg:y1="13.669cm" svg:x2="9.909cm" svg:y2="13.766cm">
          <text:p/>
        </draw:line>
        <draw:frame draw:style-name="gr6" draw:text-style-name="P5" draw:layer="layout" svg:width="0.679cm" svg:height="0.615cm" svg:x="7.571cm" svg:y="13.816cm">
          <draw:text-box>
            <text:p text:style-name="P4"><text:span text:style-name="T1">40</text:span></text:p>
          </draw:text-box>
        </draw:frame>
        <draw:polygon draw:style-name="gr2" draw:text-style-name="P2" draw:layer="layout" svg:width="0cm" svg:height="0.096cm" svg:x="12.045cm" svg:y="13.669cm" svg:viewBox="0 0 0 97" draw:points="0,0 0,97">
          <text:p/>
        </draw:polygon>
        <draw:line draw:style-name="gr3" draw:text-style-name="P3" draw:layer="layout" svg:x1="12.045cm" svg:y1="13.669cm" svg:x2="12.045cm" svg:y2="13.766cm">
          <text:p/>
        </draw:line>
        <draw:frame draw:style-name="gr5" draw:text-style-name="P5" draw:layer="layout" svg:width="0.679cm" svg:height="0.615cm" svg:x="9.709cm" svg:y="13.816cm">
          <draw:text-box>
            <text:p text:style-name="P4"><text:span text:style-name="T1">60</text:span></text:p>
          </draw:text-box>
        </draw:frame>
        <draw:polygon draw:style-name="gr2" draw:text-style-name="P2" draw:layer="layout" svg:width="0.109cm" svg:height="0cm" svg:x="2.907cm" svg:y="13.389cm" svg:viewBox="0 0 110 0" draw:points="110,0 0,0">
          <text:p/>
        </draw:polygon>
        <draw:line draw:style-name="gr3" draw:text-style-name="P3" draw:layer="layout" svg:x1="3.017cm" svg:y1="13.389cm" svg:x2="2.907cm" svg:y2="13.389cm">
          <text:p/>
        </draw:line>
        <draw:frame draw:style-name="gr5" draw:text-style-name="P5" draw:layer="layout" svg:width="0.679cm" svg:height="0.615cm" svg:x="11.846cm" svg:y="13.816cm">
          <draw:text-box>
            <text:p text:style-name="P4"><text:span text:style-name="T1">80</text:span></text:p>
          </draw:text-box>
        </draw:frame>
        <draw:polygon draw:style-name="gr2" draw:text-style-name="P2" draw:layer="layout" svg:width="0.109cm" svg:height="0cm" svg:x="2.907cm" svg:y="12.414cm" svg:viewBox="0 0 110 0" draw:points="110,0 0,0">
          <text:p/>
        </draw:polygon>
        <draw:line draw:style-name="gr3" draw:text-style-name="P3" draw:layer="layout" svg:x1="3.017cm" svg:y1="12.414cm" svg:x2="2.907cm" svg:y2="12.414cm">
          <text:p/>
        </draw:line>
        <draw:frame draw:style-name="gr7" draw:text-style-name="P5" draw:layer="layout" svg:width="0.849cm" svg:height="0.615cm" svg:x="2.056cm" svg:y="13.228cm">
          <draw:text-box>
            <text:p text:style-name="P4"><text:span text:style-name="T1">0.0</text:span></text:p>
          </draw:text-box>
        </draw:frame>
        <draw:polygon draw:style-name="gr2" draw:text-style-name="P2" draw:layer="layout" svg:width="0.109cm" svg:height="0cm" svg:x="2.907cm" svg:y="11.44cm" svg:viewBox="0 0 110 0" draw:points="110,0 0,0">
          <text:p/>
        </draw:polygon>
        <draw:line draw:style-name="gr3" draw:text-style-name="P3" draw:layer="layout" svg:x1="3.017cm" svg:y1="11.44cm" svg:x2="2.907cm" svg:y2="11.44cm">
          <text:p/>
        </draw:line>
        <draw:frame draw:style-name="gr7" draw:text-style-name="P5" draw:layer="layout" svg:width="0.849cm" svg:height="0.615cm" svg:x="2.056cm" svg:y="12.175cm">
          <draw:text-box>
            <text:p text:style-name="P4"><text:span text:style-name="T1">0.5</text:span></text:p>
          </draw:text-box>
        </draw:frame>
        <draw:polygon draw:style-name="gr2" draw:text-style-name="P2" draw:layer="layout" svg:width="0.109cm" svg:height="0cm" svg:x="2.907cm" svg:y="10.465cm" svg:viewBox="0 0 110 0" draw:points="110,0 0,0">
          <text:p/>
        </draw:polygon>
        <draw:line draw:style-name="gr3" draw:text-style-name="P3" draw:layer="layout" svg:x1="3.017cm" svg:y1="10.465cm" svg:x2="2.907cm" svg:y2="10.465cm">
          <text:p/>
        </draw:line>
        <draw:frame draw:style-name="gr7" draw:text-style-name="P5" draw:layer="layout" svg:width="0.849cm" svg:height="0.615cm" svg:x="2.056cm" svg:y="11.341cm">
          <draw:text-box>
            <text:p text:style-name="P4"><text:span text:style-name="T1">1.0</text:span></text:p>
          </draw:text-box>
        </draw:frame>
        <draw:polygon draw:style-name="gr2" draw:text-style-name="P2" draw:layer="layout" svg:width="0.109cm" svg:height="0cm" svg:x="2.907cm" svg:y="9.491cm" svg:viewBox="0 0 110 0" draw:points="110,0 0,0">
          <text:p/>
        </draw:polygon>
        <draw:line draw:style-name="gr3" draw:text-style-name="P3" draw:layer="layout" svg:x1="3.017cm" svg:y1="9.491cm" svg:x2="2.907cm" svg:y2="9.491cm">
          <text:p/>
        </draw:line>
        <draw:frame draw:style-name="gr7" draw:text-style-name="P5" draw:layer="layout" svg:width="0.849cm" svg:height="0.615cm" svg:x="2.056cm" svg:y="10.34cm">
          <draw:text-box>
            <text:p text:style-name="P4"><text:span text:style-name="T1">1.5</text:span></text:p>
          </draw:text-box>
        </draw:frame>
        <draw:polygon draw:style-name="gr2" draw:text-style-name="P2" draw:layer="layout" svg:width="0.109cm" svg:height="0cm" svg:x="2.907cm" svg:y="8.516cm" svg:viewBox="0 0 110 0" draw:points="110,0 0,0">
          <text:p/>
        </draw:polygon>
        <draw:line draw:style-name="gr3" draw:text-style-name="P3" draw:layer="layout" svg:x1="3.017cm" svg:y1="8.516cm" svg:x2="2.907cm" svg:y2="8.516cm">
          <text:p/>
        </draw:line>
        <draw:frame draw:style-name="gr7" draw:text-style-name="P5" draw:layer="layout" svg:width="0.849cm" svg:height="0.615cm" svg:x="2.056cm" svg:y="9.34cm">
          <draw:text-box>
            <text:p text:style-name="P4"><text:span text:style-name="T1">2.0</text:span></text:p>
          </draw:text-box>
        </draw:frame>
        <draw:polygon draw:style-name="gr2" draw:text-style-name="P2" draw:layer="layout" svg:width="0.109cm" svg:height="0cm" svg:x="2.907cm" svg:y="7.541cm" svg:viewBox="0 0 110 0" draw:points="110,0 0,0">
          <text:p/>
        </draw:polygon>
        <draw:line draw:style-name="gr3" draw:text-style-name="P3" draw:layer="layout" svg:x1="3.017cm" svg:y1="7.541cm" svg:x2="2.907cm" svg:y2="7.541cm">
          <text:p/>
        </draw:line>
        <draw:frame draw:style-name="gr7" draw:text-style-name="P5" draw:layer="layout" svg:width="0.849cm" svg:height="0.615cm" svg:x="2.056cm" svg:y="8.339cm">
          <draw:text-box>
            <text:p text:style-name="P4"><text:span text:style-name="T1">2.5</text:span></text:p>
          </draw:text-box>
        </draw:frame>
        <draw:frame draw:style-name="gr7" draw:text-style-name="P5" draw:layer="layout" svg:width="0.849cm" svg:height="0.615cm" svg:x="2.056cm" svg:y="7.39cm">
          <draw:text-box>
            <text:p text:style-name="P4"><text:span text:style-name="T1">3.0</text:span></text:p>
          </draw:text-box>
        </draw:frame>
        <draw:polyline draw:style-name="gr8" draw:text-style-name="P3" draw:layer="layout" svg:width="9.616cm" svg:height="3.454cm" svg:x="3.498cm" svg:y="9.935cm" svg:viewBox="0 0 9617 3455" draw:points="0,0 98,1 194,3 292,8 389,13 486,21 583,31 681,42 777,55 874,70 972,86 1068,104 1166,123 1263,145 1360,167 1457,192 1555,218 1651,245 1749,274 1846,304 1942,336 2040,369 2137,404 2234,439 2331,477 2429,516 2525,555 2623,596 2720,638 2817,681 2914,725 3012,770 3109,817 3206,863 3303,911 3400,960 3498,1009 3595,1059 3692,1111 3789,1162 3886,1214 3983,1267 4081,1320 4177,1373 4274,1427 4372,1482 4469,1536 4566,1590 4663,1645 4760,1699 4857,1754 4955,1809 5052,1864 5149,1919 5246,1973 5343,2027 5440,2080 5537,2134 5634,2187 5731,2240 5829,2292 5926,2344 6023,2394 6120,2444 6217,2495 6314,2543 6412,2591 6508,2638 6605,2685 6703,2730 6800,2774 6897,2817 6994,2859 7091,2900 7188,2939 7286,2978 7382,3015 7480,3051 7577,3086 7674,3119 7771,3151 7868,3181 7965,3210 8062,3237 8160,3263 8256,3288 8354,3310 8451,3332 8548,3351 8645,3369 8742,3385 8839,3400 8936,3413 9034,3424 9130,3433 9228,3441 9325,3447 9422,3452 9519,3454 9617,3455">
          <text:p/>
        </draw:polyline>
        <draw:polyline draw:style-name="gr9" draw:text-style-name="P3" draw:layer="layout" svg:width="9.616cm" svg:height="4.17cm" svg:x="3.498cm" svg:y="9.219cm" svg:viewBox="0 0 9617 4171" draw:points="0,717 98,663 194,611 292,560 389,512 486,465 583,420 681,378 777,338 874,299 972,264 1068,229 1166,198 1263,169 1360,141 1457,117 1555,94 1651,74 1749,56 1846,41 1942,28 2040,17 2137,9 2234,4 2331,1 2429,0 2525,2 2623,6 2720,13 2817,23 2914,34 3012,48 3109,64 3206,83 3303,105 3400,129 3498,155 3595,183 3692,214 3789,247 3886,281 3983,318 4081,358 4177,399 4274,442 4372,488 4469,536 4566,585 4663,637 4760,689 4857,744 4955,801 5052,859 5149,919 5246,980 5343,1043 5440,1107 5537,1173 5634,1239 5731,1307 5829,1376 5926,1447 6023,1518 6120,1590 6217,1663 6314,1737 6412,1812 6508,1887 6605,1963 6703,2039 6800,2115 6897,2192 6994,2270 7091,2347 7188,2425 7286,2502 7382,2580 7480,2657 7577,2734 7674,2811 7771,2887 7868,2963 7965,3039 8062,3113 8160,3188 8256,3261 8354,3334 8451,3406 8548,3476 8645,3546 8742,3615 8839,3682 8936,3748 9034,3813 9130,3876 9228,3938 9325,3999 9422,4058 9519,4115 9617,4171">
          <text:p/>
        </draw:polyline>
        <draw:polyline draw:style-name="gr10" draw:text-style-name="P3" draw:layer="layout" svg:width="9.616cm" svg:height="5.589cm" svg:x="3.498cm" svg:y="7.799cm" svg:viewBox="0 0 9617 5590" draw:points="0,2135 98,2026 194,1919 292,1815 389,1712 486,1611 583,1512 681,1416 777,1323 874,1232 972,1144 1068,1058 1166,975 1263,895 1360,818 1457,744 1555,674 1651,606 1749,542 1846,481 1942,423 2040,369 2137,318 2234,272 2331,229 2429,189 2525,152 2623,120 2720,92 2817,68 2914,46 3012,29 3109,17 3206,7 3303,2 3400,0 3498,2 3595,9 3692,19 3789,33 3886,51 3983,72 4081,98 4177,127 4274,160 4372,197 4469,237 4566,282 4663,329 4760,381 4857,435 4955,494 5052,556 5149,621 5246,688 5343,760 5440,835 5537,912 5634,993 5731,1077 5829,1162 5926,1252 6023,1343 6120,1438 6217,1534 6314,1633 6412,1735 6508,1838 6605,1943 6703,2051 6800,2160 6897,2271 6994,2384 7091,2498 7188,2613 7286,2730 7382,2847 7480,2966 7577,3086 7674,3206 7771,3327 7868,3449 7965,3571 8062,3693 8160,3816 8256,3938 8354,4060 8451,4183 8548,4305 8645,4426 8742,4548 8839,4668 8936,4787 9034,4906 9130,5023 9228,5139 9325,5254 9422,5368 9519,5480 9617,5590">
          <text:p/>
        </draw:polyline>
        <draw:line draw:style-name="gr11" draw:text-style-name="P3" draw:layer="layout" svg:x1="3.017cm" svg:y1="13.668cm" svg:x2="3.017cm" svg:y2="7.519cm">
          <text:p/>
        </draw:line>
        <draw:line draw:style-name="gr11" draw:text-style-name="P3" draw:layer="layout" svg:x1="13.593cm" svg:y1="13.668cm" svg:x2="13.593cm" svg:y2="7.519cm">
          <text:p/>
        </draw:line>
        <draw:line draw:style-name="gr11" draw:text-style-name="P3" draw:layer="layout" svg:x1="3.017cm" svg:y1="13.669cm" svg:x2="13.594cm" svg:y2="13.669cm">
          <text:p/>
        </draw:line>
        <draw:line draw:style-name="gr11" draw:text-style-name="P3" draw:layer="layout" svg:x1="3.017cm" svg:y1="7.519cm" svg:x2="13.594cm" svg:y2="7.519cm">
          <text:p/>
        </draw:line>
        <draw:path draw:style-name="gr12" draw:text-style-name="P6" draw:layer="layout" svg:width="3.348cm" svg:height="1.833cm" svg:x="10.097cm" svg:y="7.673cm" svg:viewBox="0 0 3349 1834" svg:d="M63 1834h3223c43 0 63-24 63-73v-1690c0-48-20-71-63-71h-3223c-42 0-63 23-63 71v1690c0 49 21 73 63 73z">
          <text:p/>
        </draw:path>
        <draw:line draw:style-name="gr8" draw:text-style-name="P3" draw:layer="layout" svg:x1="10.296cm" svg:y1="8.112cm" svg:x2="10.927cm" svg:y2="8.112cm">
          <text:p/>
        </draw:line>
        <draw:line draw:style-name="gr9" draw:text-style-name="P3" draw:layer="layout" svg:x1="10.296cm" svg:y1="8.62cm" svg:x2="10.927cm" svg:y2="8.62cm">
          <text:p/>
        </draw:line>
        <draw:line draw:style-name="gr10" draw:text-style-name="P3" draw:layer="layout" svg:x1="10.296cm" svg:y1="9.128cm" svg:x2="10.927cm" svg:y2="9.128cm">
          <text:p/>
        </draw:line>
        <draw:g>
          <svg:title>TexMaths</svg:title>
          <svg:desc>20§display§K_I§svg§600§FALSE§</svg:desc>
          <draw:frame draw:style-name="gr13" draw:text-style-name="P7" draw:layer="layout" svg:width="0.858cm" svg:height="0.584cm" svg:x="1.179cm" svg:y="10.174cm">
            <draw:image xlink:href="Pictures/100010F1000001AE0000012537D13416F7D281B1.svg" xlink:type="simple" xlink:show="embed" xlink:actuate="onLoad" loext:mime-type="image/svg+xml">
              <text:p/>
            </draw:image>
            <draw:image xlink:href="Pictures/10000201000000100000000B5822F9531BAF2006.png" xlink:type="simple" xlink:show="embed" xlink:actuate="onLoad" loext:mime-type="image/png"/>
          </draw:frame>
        </draw:g>
        <draw:g>
          <svg:title>TexMaths</svg:title>
          <svg:desc>22§display§\beta§svg§600§FALSE§</svg:desc>
          <draw:frame draw:style-name="gr13" draw:text-style-name="P7" draw:layer="layout" svg:width="0.416cm" svg:height="0.693cm" svg:x="8.136cm" svg:y="14.51cm">
            <draw:image xlink:href="Pictures/1000079F000000CA0000013CC78FB51AC1FD2D83.svg" xlink:type="simple" xlink:show="embed" xlink:actuate="onLoad" loext:mime-type="image/svg+xml">
              <text:p/>
            </draw:image>
            <draw:image xlink:href="Pictures/10000201000000080000000C45FEA5A76F1D9C1A.png" xlink:type="simple" xlink:show="embed" xlink:actuate="onLoad" loext:mime-type="image/png"/>
          </draw:frame>
        </draw:g>
        <draw:polygon draw:style-name="gr1" draw:text-style-name="P1" draw:layer="layout" svg:width="12.446cm" svg:height="7.338cm" svg:x="14.483cm" svg:y="7.338cm" svg:viewBox="0 0 12447 7339" draw:points="0,7339 12447,7339 12447,0 0,0">
          <text:p/>
        </draw:polygon>
        <draw:polygon draw:style-name="gr1" draw:text-style-name="P1" draw:layer="layout" svg:width="10.618cm" svg:height="6.075cm" svg:x="16.07cm" svg:y="7.522cm" svg:viewBox="0 0 10619 6076" draw:points="0,6076 10619,6076 10619,0 0,0">
          <text:p/>
        </draw:polygon>
        <draw:polygon draw:style-name="gr2" draw:text-style-name="P2" draw:layer="layout" svg:width="0cm" svg:height="0.095cm" svg:x="16.566cm" svg:y="13.611cm" svg:viewBox="0 0 0 96" draw:points="0,0 0,96">
          <text:p/>
        </draw:polygon>
        <draw:line draw:style-name="gr3" draw:text-style-name="P3" draw:layer="layout" svg:x1="16.566cm" svg:y1="13.611cm" svg:x2="16.566cm" svg:y2="13.707cm">
          <text:p/>
        </draw:line>
        <draw:polygon draw:style-name="gr2" draw:text-style-name="P2" draw:layer="layout" svg:width="0cm" svg:height="0.095cm" svg:x="18.711cm" svg:y="13.611cm" svg:viewBox="0 0 0 96" draw:points="0,0 0,96">
          <text:p/>
        </draw:polygon>
        <draw:line draw:style-name="gr3" draw:text-style-name="P3" draw:layer="layout" svg:x1="18.711cm" svg:y1="13.611cm" svg:x2="18.711cm" svg:y2="13.707cm">
          <text:p/>
        </draw:line>
        <draw:frame draw:style-name="gr14" draw:text-style-name="P5" draw:layer="layout" svg:width="0.341cm" svg:height="0.615cm" svg:x="16.465cm" svg:y="13.758cm">
          <draw:text-box>
            <text:p text:style-name="P4"><text:span text:style-name="T1">0</text:span></text:p>
          </draw:text-box>
        </draw:frame>
        <draw:polygon draw:style-name="gr2" draw:text-style-name="P2" draw:layer="layout" svg:width="0cm" svg:height="0.095cm" svg:x="20.856cm" svg:y="13.611cm" svg:viewBox="0 0 0 96" draw:points="0,0 0,96">
          <text:p/>
        </draw:polygon>
        <draw:line draw:style-name="gr3" draw:text-style-name="P3" draw:layer="layout" svg:x1="20.856cm" svg:y1="13.611cm" svg:x2="20.856cm" svg:y2="13.707cm">
          <text:p/>
        </draw:line>
        <draw:frame draw:style-name="gr15" draw:text-style-name="P5" draw:layer="layout" svg:width="0.679cm" svg:height="0.615cm" svg:x="18.51cm" svg:y="13.758cm">
          <draw:text-box>
            <text:p text:style-name="P4"><text:span text:style-name="T1">20</text:span></text:p>
          </draw:text-box>
        </draw:frame>
        <draw:polygon draw:style-name="gr2" draw:text-style-name="P2" draw:layer="layout" svg:width="0cm" svg:height="0.095cm" svg:x="23.001cm" svg:y="13.611cm" svg:viewBox="0 0 0 96" draw:points="0,0 0,96">
          <text:p/>
        </draw:polygon>
        <draw:line draw:style-name="gr3" draw:text-style-name="P3" draw:layer="layout" svg:x1="23.001cm" svg:y1="13.611cm" svg:x2="23.001cm" svg:y2="13.707cm">
          <text:p/>
        </draw:line>
        <draw:frame draw:style-name="gr16" draw:text-style-name="P5" draw:layer="layout" svg:width="0.679cm" svg:height="0.615cm" svg:x="20.655cm" svg:y="13.758cm">
          <draw:text-box>
            <text:p text:style-name="P4"><text:span text:style-name="T1">40</text:span></text:p>
          </draw:text-box>
        </draw:frame>
        <draw:polygon draw:style-name="gr2" draw:text-style-name="P2" draw:layer="layout" svg:width="0cm" svg:height="0.095cm" svg:x="25.146cm" svg:y="13.611cm" svg:viewBox="0 0 0 96" draw:points="0,0 0,96">
          <text:p/>
        </draw:polygon>
        <draw:line draw:style-name="gr3" draw:text-style-name="P3" draw:layer="layout" svg:x1="25.146cm" svg:y1="13.611cm" svg:x2="25.146cm" svg:y2="13.707cm">
          <text:p/>
        </draw:line>
        <draw:frame draw:style-name="gr17" draw:text-style-name="P5" draw:layer="layout" svg:width="0.679cm" svg:height="0.615cm" svg:x="22.799cm" svg:y="13.758cm">
          <draw:text-box>
            <text:p text:style-name="P4"><text:span text:style-name="T1">60</text:span></text:p>
          </draw:text-box>
        </draw:frame>
        <draw:polygon draw:style-name="gr2" draw:text-style-name="P2" draw:layer="layout" svg:width="0.11cm" svg:height="0cm" svg:x="15.972cm" svg:y="13.335cm" svg:viewBox="0 0 111 0" draw:points="111,0 0,0">
          <text:p/>
        </draw:polygon>
        <draw:line draw:style-name="gr3" draw:text-style-name="P3" draw:layer="layout" svg:x1="16.083cm" svg:y1="13.335cm" svg:x2="15.972cm" svg:y2="13.335cm">
          <text:p/>
        </draw:line>
        <draw:frame draw:style-name="gr16" draw:text-style-name="P5" draw:layer="layout" svg:width="0.679cm" svg:height="0.615cm" svg:x="24.944cm" svg:y="13.758cm">
          <draw:text-box>
            <text:p text:style-name="P4"><text:span text:style-name="T1">80</text:span></text:p>
          </draw:text-box>
        </draw:frame>
        <draw:polygon draw:style-name="gr2" draw:text-style-name="P2" draw:layer="layout" svg:width="0.11cm" svg:height="0cm" svg:x="15.972cm" svg:y="12.638cm" svg:viewBox="0 0 111 0" draw:points="111,0 0,0">
          <text:p/>
        </draw:polygon>
        <draw:line draw:style-name="gr3" draw:text-style-name="P3" draw:layer="layout" svg:x1="16.083cm" svg:y1="12.638cm" svg:x2="15.972cm" svg:y2="12.638cm">
          <text:p/>
        </draw:line>
        <draw:frame draw:style-name="gr18" draw:text-style-name="P5" draw:layer="layout" svg:width="1.085cm" svg:height="0.615cm" svg:x="15.075cm" svg:y="13.176cm">
          <draw:text-box>
            <text:p text:style-name="P4"><text:span text:style-name="T1">0.0</text:span></text:p>
          </draw:text-box>
        </draw:frame>
        <draw:polygon draw:style-name="gr2" draw:text-style-name="P2" draw:layer="layout" svg:width="0.11cm" svg:height="0cm" svg:x="15.972cm" svg:y="11.942cm" svg:viewBox="0 0 111 0" draw:points="111,0 0,0">
          <text:p/>
        </draw:polygon>
        <draw:line draw:style-name="gr3" draw:text-style-name="P3" draw:layer="layout" svg:x1="16.083cm" svg:y1="11.942cm" svg:x2="15.972cm" svg:y2="11.942cm">
          <text:p/>
        </draw:line>
        <draw:polygon draw:style-name="gr2" draw:text-style-name="P2" draw:layer="layout" svg:width="0.11cm" svg:height="0cm" svg:x="15.972cm" svg:y="11.244cm" svg:viewBox="0 0 111 0" draw:points="111,0 0,0">
          <text:p/>
        </draw:polygon>
        <draw:line draw:style-name="gr3" draw:text-style-name="P3" draw:layer="layout" svg:x1="16.083cm" svg:y1="11.244cm" svg:x2="15.972cm" svg:y2="11.244cm">
          <text:p/>
        </draw:line>
        <draw:frame draw:style-name="gr19" draw:text-style-name="P5" draw:layer="layout" svg:width="1.085cm" svg:height="0.615cm" svg:x="15.075cm" svg:y="11.842cm">
          <draw:text-box>
            <text:p text:style-name="P4"><text:span text:style-name="T1">0.5</text:span></text:p>
          </draw:text-box>
        </draw:frame>
        <draw:polygon draw:style-name="gr2" draw:text-style-name="P2" draw:layer="layout" svg:width="0.11cm" svg:height="0cm" svg:x="15.972cm" svg:y="10.548cm" svg:viewBox="0 0 111 0" draw:points="111,0 0,0">
          <text:p/>
        </draw:polygon>
        <draw:line draw:style-name="gr3" draw:text-style-name="P3" draw:layer="layout" svg:x1="16.083cm" svg:y1="10.548cm" svg:x2="15.972cm" svg:y2="10.548cm">
          <text:p/>
        </draw:line>
        <draw:polygon draw:style-name="gr2" draw:text-style-name="P2" draw:layer="layout" svg:width="0.11cm" svg:height="0cm" svg:x="15.972cm" svg:y="9.851cm" svg:viewBox="0 0 111 0" draw:points="111,0 0,0">
          <text:p/>
        </draw:polygon>
        <draw:line draw:style-name="gr3" draw:text-style-name="P3" draw:layer="layout" svg:x1="16.083cm" svg:y1="9.851cm" svg:x2="15.972cm" svg:y2="9.851cm">
          <text:p/>
        </draw:line>
        <draw:frame draw:style-name="gr19" draw:text-style-name="P5" draw:layer="layout" svg:width="1.085cm" svg:height="0.615cm" svg:x="15.027cm" svg:y="10.393cm">
          <draw:text-box>
            <text:p text:style-name="P4"><text:span text:style-name="T1">1.0</text:span></text:p>
          </draw:text-box>
        </draw:frame>
        <draw:polygon draw:style-name="gr2" draw:text-style-name="P2" draw:layer="layout" svg:width="0.11cm" svg:height="0cm" svg:x="15.972cm" svg:y="9.154cm" svg:viewBox="0 0 111 0" draw:points="111,0 0,0">
          <text:p/>
        </draw:polygon>
        <draw:line draw:style-name="gr3" draw:text-style-name="P3" draw:layer="layout" svg:x1="16.083cm" svg:y1="9.154cm" svg:x2="15.972cm" svg:y2="9.154cm">
          <text:p/>
        </draw:line>
        <draw:polygon draw:style-name="gr2" draw:text-style-name="P2" draw:layer="layout" svg:width="0.11cm" svg:height="0cm" svg:x="15.972cm" svg:y="8.457cm" svg:viewBox="0 0 111 0" draw:points="111,0 0,0">
          <text:p/>
        </draw:polygon>
        <draw:line draw:style-name="gr3" draw:text-style-name="P3" draw:layer="layout" svg:x1="16.083cm" svg:y1="8.457cm" svg:x2="15.972cm" svg:y2="8.457cm">
          <text:p/>
        </draw:line>
        <draw:frame draw:style-name="gr19" draw:text-style-name="P5" draw:layer="layout" svg:width="1.085cm" svg:height="0.615cm" svg:x="14.927cm" svg:y="9.058cm">
          <draw:text-box>
            <text:p text:style-name="P4"><text:span text:style-name="T1">1.5</text:span></text:p>
          </draw:text-box>
        </draw:frame>
        <draw:polygon draw:style-name="gr2" draw:text-style-name="P2" draw:layer="layout" svg:width="0.11cm" svg:height="0cm" svg:x="15.972cm" svg:y="7.76cm" svg:viewBox="0 0 111 0" draw:points="111,0 0,0">
          <text:p/>
        </draw:polygon>
        <draw:line draw:style-name="gr3" draw:text-style-name="P3" draw:layer="layout" svg:x1="16.083cm" svg:y1="7.76cm" svg:x2="15.972cm" svg:y2="7.76cm">
          <text:p/>
        </draw:line>
        <draw:frame draw:style-name="gr19" draw:text-style-name="P5" draw:layer="layout" svg:width="1.085cm" svg:height="0.615cm" svg:x="14.927cm" svg:y="7.557cm">
          <draw:text-box>
            <text:p text:style-name="P4"><text:span text:style-name="T1">2.0</text:span></text:p>
          </draw:text-box>
        </draw:frame>
        <draw:polyline draw:style-name="gr8" draw:text-style-name="P3" draw:layer="layout" svg:width="9.652cm" svg:height="2.469cm" svg:x="16.566cm" svg:y="10.865cm" svg:viewBox="0 0 9653 2470" draw:points="0,2470 97,2392 195,2314 292,2236 390,2157 487,2081 584,2003 682,1926 779,1850 877,1775 974,1700 1072,1625 1170,1552 1268,1480 1365,1409 1463,1339 1560,1270 1657,1201 1755,1135 1852,1069 1950,1006 2047,944 2145,883 2242,823 2340,766 2437,710 2535,655 2632,603 2729,553 2828,505 2925,458 3023,414 3120,371 3218,331 3315,293 3413,257 3510,224 3608,192 3706,162 3803,135 3901,111 3998,89 4096,69 4193,52 4291,37 4388,25 4486,15 4583,7 4681,2 4778,0 4876,0 4973,2 5070,7 5168,15 5265,25 5363,37 5460,52 5558,69 5655,89 5753,111 5850,135 5948,162 6046,192 6143,224 6241,257 6338,293 6436,331 6533,371 6631,414 6728,458 6826,505 6923,553 7021,603 7118,655 7216,710 7313,766 7410,823 7508,883 7605,944 7703,1006 7800,1069 7898,1135 7995,1201 8093,1270 8190,1339 8288,1409 8385,1480 8483,1552 8581,1625 8678,1700 8776,1775 8873,1850 8971,1926 9068,2003 9166,2081 9263,2157 9361,2236 9458,2314 9555,2392 9653,2470">
          <text:p/>
        </draw:polyline>
        <draw:polyline draw:style-name="gr9" draw:text-style-name="P3" draw:layer="layout" svg:width="9.652cm" svg:height="3.465cm" svg:x="16.566cm" svg:y="9.842cm" svg:viewBox="0 0 9653 3466" draw:points="0,1023 97,1103 195,1184 292,1269 390,1356 487,1445 584,1535 682,1628 779,1723 877,1819 974,1917 1072,2017 1170,2118 1268,2220 1365,2324 1463,2429 1560,2536 1657,2643 1755,2752 1852,2860 1950,2970 2047,3079 2145,3190 2242,3300 2340,3411 2437,3466 2535,3356 2632,3245 2729,3134 2828,3024 2925,2915 3023,2806 3120,2697 3218,2589 3315,2483 3413,2377 3510,2272 3608,2169 3706,2067 3803,1967 3901,1868 3998,1771 4096,1675 4193,1581 4291,1490 4388,1399 4486,1312 4583,1226 4681,1143 4778,1062 4876,984 4973,909 5070,835 5168,764 5265,697 5363,631 5460,569 5558,510 5655,454 5753,401 5850,351 5948,304 6046,260 6143,220 6241,183 6338,149 6436,119 6533,92 6631,68 6728,48 6826,32 6923,19 7021,9 7118,2 7216,0 7313,1 7410,5 7508,13 7605,25 7703,40 7800,57 7898,80 7995,105 8093,134 8190,165 8288,201 8385,240 8483,282 8581,327 8678,376 8776,427 8873,482 8971,540 9068,600 9166,664 9263,730 9361,799 9458,871 9555,946 9653,1023">
          <text:p/>
        </draw:polyline>
        <draw:polyline draw:style-name="gr10" draw:text-style-name="P3" draw:layer="layout" svg:width="9.652cm" svg:height="5.504cm" svg:x="16.566cm" svg:y="7.812cm" svg:viewBox="0 0 9653 5505" draw:points="0,582 97,664 195,749 292,840 390,935 487,1035 584,1139 682,1249 779,1361 877,1479 974,1601 1072,1726 1170,1855 1268,1987 1365,2124 1463,2264 1560,2408 1657,2554 1755,2703 1852,2856 1950,3010 2047,3168 2145,3327 2242,3489 2340,3653 2437,3819 2535,3986 2632,4156 2729,4327 2828,4498 2925,4671 3023,4845 3120,5018 3218,5193 3315,5368 3413,5505 3510,5329 3608,5154 3706,4980 3803,4806 3901,4633 3998,4459 4096,4288 4193,4118 4291,3949 4388,3782 4486,3617 4583,3453 4681,3292 4778,3133 4876,2976 4973,2821 5070,2670 5168,2522 5265,2376 5363,2233 5460,2094 5558,1958 5655,1826 5753,1698 5850,1573 5948,1452 6046,1336 6143,1224 6241,1116 6338,1013 6436,914 6533,819 6631,730 6728,645 6826,565 6923,491 7021,421 7118,356 7216,297 7313,243 7410,194 7508,151 7605,113 7703,80 7800,53 7898,32 7995,16 8093,5 8190,0 8288,1 8385,7 8483,19 8581,36 8678,59 8776,87 8873,120 8971,160 9068,204 9166,255 9263,310 9361,370 9458,436 9555,507 9653,582">
          <text:p/>
        </draw:polyline>
        <draw:line draw:style-name="gr11" draw:text-style-name="P3" draw:layer="layout" svg:x1="16.083cm" svg:y1="13.611cm" svg:x2="16.083cm" svg:y2="7.536cm">
          <text:p/>
        </draw:line>
        <draw:line draw:style-name="gr11" draw:text-style-name="P3" draw:layer="layout" svg:x1="26.701cm" svg:y1="13.611cm" svg:x2="26.701cm" svg:y2="7.536cm">
          <text:p/>
        </draw:line>
        <draw:line draw:style-name="gr11" draw:text-style-name="P3" draw:layer="layout" svg:x1="16.083cm" svg:y1="13.611cm" svg:x2="26.701cm" svg:y2="13.611cm">
          <text:p/>
        </draw:line>
        <draw:line draw:style-name="gr11" draw:text-style-name="P3" draw:layer="layout" svg:x1="16.083cm" svg:y1="7.536cm" svg:x2="26.701cm" svg:y2="7.536cm">
          <text:p/>
        </draw:line>
        <draw:path draw:style-name="gr12" draw:text-style-name="P6" draw:layer="layout" svg:width="3.361cm" svg:height="1.833cm" svg:x="18.187cm" svg:y="7.672cm" svg:viewBox="0 0 3362 1834" svg:d="M63 1834h3235c43 0 64-24 64-71v-1692c0-48-21-71-64-71h-3235c-42 0-63 23-63 71v1692c0 47 21 71 63 71z">
          <text:p/>
        </draw:path>
        <draw:line draw:style-name="gr8" draw:text-style-name="P3" draw:layer="layout" svg:x1="18.294cm" svg:y1="8.061cm" svg:x2="18.928cm" svg:y2="8.061cm">
          <text:p/>
        </draw:line>
        <draw:line draw:style-name="gr9" draw:text-style-name="P3" draw:layer="layout" svg:x1="18.294cm" svg:y1="8.569cm" svg:x2="18.928cm" svg:y2="8.569cm">
          <text:p/>
        </draw:line>
        <draw:line draw:style-name="gr10" draw:text-style-name="P3" draw:layer="layout" svg:x1="18.294cm" svg:y1="9.077cm" svg:x2="18.928cm" svg:y2="9.077cm">
          <text:p/>
        </draw:line>
        <draw:g>
          <svg:title>TexMaths</svg:title>
          <svg:desc>22§display§K_{II}§svg§600§FALSE§</svg:desc>
          <draw:frame draw:style-name="gr13" draw:text-style-name="P7" draw:layer="layout" svg:width="1.261cm" svg:height="0.642cm" svg:x="13.742cm" svg:y="10.032cm">
            <draw:image xlink:href="Pictures/1000166D0000023E00000125F4472529172DBD93.svg" xlink:type="simple" xlink:show="embed" xlink:actuate="onLoad" loext:mime-type="image/svg+xml">
              <text:p/>
            </draw:image>
            <draw:image xlink:href="Pictures/10000201000000160000000B69CF90A5E793F888.png" xlink:type="simple" xlink:show="embed" xlink:actuate="onLoad" loext:mime-type="image/png"/>
          </draw:frame>
        </draw:g>
        <draw:g>
          <svg:title>TexMaths</svg:title>
          <svg:desc>22§display§\beta§svg§600§FALSE§</svg:desc>
          <draw:frame draw:style-name="gr13" draw:text-style-name="P7" draw:layer="layout" svg:width="0.416cm" svg:height="0.693cm" svg:x="21.201cm" svg:y="14.391cm">
            <draw:image xlink:href="Pictures/1000079F000000CA0000013CC78FB51AC1FD2D83.svg" xlink:type="simple" xlink:show="embed" xlink:actuate="onLoad" loext:mime-type="image/svg+xml">
              <text:p/>
            </draw:image>
            <draw:image xlink:href="Pictures/10000201000000080000000C45FEA5A76F1D9C1A.png" xlink:type="simple" xlink:show="embed" xlink:actuate="onLoad" loext:mime-type="image/png"/>
          </draw:frame>
        </draw:g>
        <draw:g>
          <svg:title>TexMaths</svg:title>
          <svg:desc>16§display§\eta = 0§svg§600§FALSE§</svg:desc>
          <draw:frame draw:style-name="gr13" draw:text-style-name="P7" draw:layer="layout" svg:width="1.306cm" svg:height="0.494cm" svg:x="11.399cm" svg:y="7.838cm">
            <draw:image xlink:href="Pictures/10000D0E000003310000013627105991D4CC1540.svg" xlink:type="simple" xlink:show="embed" xlink:actuate="onLoad" loext:mime-type="image/svg+xml">
              <text:p/>
            </draw:image>
            <draw:image xlink:href="Pictures/100002010000001F0000000CDCB163437593DC5E.png" xlink:type="simple" xlink:show="embed" xlink:actuate="onLoad" loext:mime-type="image/png"/>
          </draw:frame>
          <draw:frame draw:style-name="gr13" draw:text-style-name="P7" draw:layer="layout" svg:width="1.306cm" svg:height="0.494cm" svg:x="19.4cm" svg:y="7.845cm">
            <draw:image xlink:href="Pictures/10000D0E000003310000013627105991D4CC1540.svg" xlink:type="simple" xlink:show="embed" xlink:actuate="onLoad" loext:mime-type="image/svg+xml">
              <text:p/>
            </draw:image>
            <draw:image xlink:href="Pictures/100002010000001F0000000CDCB163437593DC5E.png" xlink:type="simple" xlink:show="embed" xlink:actuate="onLoad" loext:mime-type="image/png"/>
          </draw:frame>
          <draw:g>
            <svg:title>TexMaths</svg:title>
            <svg:desc>16§display§\eta = 0.5§svg§600§FALSE§</svg:desc>
            <draw:frame draw:style-name="gr13" draw:text-style-name="P7" draw:layer="layout" svg:width="1.779cm" svg:height="0.536cm" svg:x="19.371cm" svg:y="8.339cm">
              <draw:image xlink:href="Pictures/100013ED00000459000001502D7BE7145D436806.svg" xlink:type="simple" xlink:show="embed" xlink:actuate="onLoad" loext:mime-type="image/svg+xml">
                <text:p/>
              </draw:image>
              <draw:image xlink:href="Pictures/100002010000002A0000000D6552C193FC845216.png" xlink:type="simple" xlink:show="embed" xlink:actuate="onLoad" loext:mime-type="image/png"/>
            </draw:frame>
          </draw:g>
          <draw:g>
            <svg:title>TexMaths</svg:title>
            <svg:desc>16§display§\eta = 1§svg§600§FALSE§</svg:desc>
            <draw:frame draw:style-name="gr13" draw:text-style-name="P7" draw:layer="layout" svg:width="1.325cm" svg:height="0.536cm" svg:x="19.372cm" svg:y="8.839cm">
              <draw:image xlink:href="Pictures/10000B180000033D0000015066C61D92441C10B9.svg" xlink:type="simple" xlink:show="embed" xlink:actuate="onLoad" loext:mime-type="image/svg+xml">
                <text:p/>
              </draw:image>
              <draw:image xlink:href="Pictures/100002010000001F0000000DD62FA02E28637F83.png" xlink:type="simple" xlink:show="embed" xlink:actuate="onLoad" loext:mime-type="image/png"/>
            </draw:frame>
          </draw:g>
        </draw:g>
        <draw:g>
          <svg:title>TexMaths</svg:title>
          <svg:desc>16§display§\eta = 0.5§svg§600§FALSE§</svg:desc>
          <draw:frame draw:style-name="gr13" draw:text-style-name="P7" draw:layer="layout" svg:width="1.779cm" svg:height="0.536cm" svg:x="11.4cm" svg:y="8.339cm">
            <draw:image xlink:href="Pictures/100013ED00000459000001502D7BE7145D436806.svg" xlink:type="simple" xlink:show="embed" xlink:actuate="onLoad" loext:mime-type="image/svg+xml">
              <text:p/>
            </draw:image>
            <draw:image xlink:href="Pictures/100002010000002A0000000D6552C193FC845216.png" xlink:type="simple" xlink:show="embed" xlink:actuate="onLoad" loext:mime-type="image/png"/>
          </draw:frame>
        </draw:g>
        <draw:g>
          <svg:title>TexMaths</svg:title>
          <svg:desc>16§display§\eta = 1§svg§600§FALSE§</svg:desc>
          <draw:frame draw:style-name="gr13" draw:text-style-name="P7" draw:layer="layout" svg:width="1.325cm" svg:height="0.536cm" svg:x="11.372cm" svg:y="8.839cm">
            <draw:image xlink:href="Pictures/10000B180000033D0000015066C61D92441C10B9.svg" xlink:type="simple" xlink:show="embed" xlink:actuate="onLoad" loext:mime-type="image/svg+xml">
              <text:p/>
            </draw:image>
            <draw:image xlink:href="Pictures/100002010000001F0000000DD62FA02E28637F83.png" xlink:type="simple" xlink:show="embed" xlink:actuate="onLoad" loext:mime-type="image/png"/>
          </draw:frame>
        </draw:g>
      </draw:page>
    </office:drawing>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DejaVuSans" svg:font-family="DejaVu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20-08-18T18:58:25.164000000</meta:creation-date>
    <dc:date>2020-08-18T19:33:15.039000000</dc:date>
    <meta:editing-duration>PT4M57S</meta:editing-duration>
    <meta:editing-cycles>1</meta:editing-cycles>
    <meta:document-statistic meta:object-count="119"/>
    <meta:generator>LibreOffice/6.3.2.2$Windows_X86_64 LibreOffice_project/98b30e735bda24bc04ab42594c85f7fd8be07b9c</meta:generator>
  </office:meta>
</office:document-meta>
</file>